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9e14d" officeooo:paragraph-rsid="0019e14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b6e5e" officeooo:paragraph-rsid="0019e14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b6e5e" officeooo:paragraph-rsid="001b6e5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e14d" officeooo:paragraph-rsid="001f99c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6e5e" officeooo:paragraph-rsid="001f99c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f99ca" officeooo:paragraph-rsid="001f99c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9e14d" officeooo:paragraph-rsid="001f99ca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19e14d" officeooo:paragraph-rsid="001f99ca" style:font-style-asian="italic" style:font-weight-asian="normal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underline-style="none" fo:font-weight="normal" officeooo:rsid="001b6e5e" officeooo:paragraph-rsid="001b6e5e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c02fa" officeooo:paragraph-rsid="001f99ca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Liberation Serif1" fo:font-size="12pt" style:text-underline-style="none" officeooo:rsid="00217946" officeooo:paragraph-rsid="001fa2d5" style:font-size-asian="12pt" style:font-size-complex="12pt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font-name="Liberation Serif1" fo:font-size="12pt" style:text-underline-style="none" officeooo:paragraph-rsid="001fa2d5" style:font-size-asian="12pt" style:font-size-complex="12pt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1" fo:font-size="12pt" style:text-underline-style="none" officeooo:paragraph-rsid="001fa2d5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1" fo:font-size="12pt" style:text-underline-style="none" fo:font-weight="normal" officeooo:rsid="00224196" officeooo:paragraph-rsid="001fa2d5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1" fo:font-size="12pt" style:text-underline-style="none" fo:font-weight="normal" officeooo:rsid="001e1bbc" officeooo:paragraph-rsid="001fa2d5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1" fo:font-size="12pt" style:text-underline-style="none" fo:font-weight="bold" officeooo:rsid="001e1bbc" officeooo:paragraph-rsid="001fa2d5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erif1" fo:font-size="12pt" style:text-underline-style="none" officeooo:rsid="00217946" officeooo:paragraph-rsid="001fa2d5" style:font-size-asian="12pt" style:font-size-complex="12pt"/>
    </style:style>
    <style:style style:name="P18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fo:color="#000000" style:font-name="Liberation Serif1" fo:font-size="12pt" style:text-underline-style="none" fo:font-weight="normal" officeooo:rsid="001d4116" officeooo:paragraph-rsid="001caba8" style:font-size-asian="12pt" style:font-weight-asian="normal" style:font-size-complex="12pt" style:font-weight-complex="normal"/>
    </style:style>
    <style:style style:name="P19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fo:color="#000000" style:font-name="Liberation Serif1" fo:font-size="10pt" style:text-underline-style="none" fo:font-weight="bold" officeooo:rsid="001fdfb9" officeooo:paragraph-rsid="001caba8" style:font-size-asian="10pt" style:font-weight-asian="bold" style:font-size-complex="10pt" style:font-weight-complex="bold"/>
    </style:style>
    <style:style style:name="P2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fo:color="#000000" style:font-name="Liberation Serif1" fo:font-size="14pt" style:text-underline-style="solid" style:text-underline-width="auto" style:text-underline-color="font-color" fo:font-weight="bold" officeooo:rsid="001fdfb9" officeooo:paragraph-rsid="001cc3e4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officeooo:paragraph-rsid="001fa2d5"/>
    </style:style>
    <style:style style:name="P22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25abd9"/>
    </style:style>
    <style:style style:name="P2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officeooo:paragraph-rsid="001f99ca"/>
    </style:style>
    <style:style style:name="P2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1c02fa"/>
    </style:style>
    <style:style style:name="P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text-underline-style="none" fo:font-weight="normal" officeooo:rsid="001c02fa" officeooo:paragraph-rsid="001c02fa" style:font-weight-asian="normal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2pt" style:text-underline-style="none" fo:font-weight="normal" officeooo:rsid="001c02fa" officeooo:paragraph-rsid="001c02fa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0pt" style:text-underline-style="none" fo:font-weight="normal" officeooo:rsid="001c02fa" officeooo:paragraph-rsid="001c02fa" style:font-size-asian="10pt" style:font-weight-asian="normal" style:font-size-complex="10pt" style:font-weight-complex="normal"/>
    </style:style>
    <style:style style:name="P28" style:family="paragraph" style:parent-style-name="Preformatted_20_Text" style:list-style-name="L2">
      <loext:graphic-properties draw:fill="none"/>
      <style:paragraph-properties fo:text-align="start" style:justify-single-word="false" fo:background-color="transparent"/>
      <style:text-properties style:font-name="Liberation Serif1" fo:font-size="12pt" style:text-underline-style="none" fo:font-weight="normal" officeooo:rsid="001c02fa" officeooo:paragraph-rsid="001caba8" style:font-size-asian="12pt" style:font-weight-asian="normal" style:font-size-complex="12pt" style:font-weight-complex="normal"/>
    </style:style>
    <style:style style:name="P29" style:family="paragraph" style:parent-style-name="Preformatted_20_Text" style:list-style-name="L3">
      <loext:graphic-properties draw:fill="none"/>
      <style:paragraph-properties fo:text-align="start" style:justify-single-word="false" fo:background-color="transparent"/>
      <style:text-properties style:font-name="Liberation Serif1" fo:font-size="12pt" style:text-underline-style="none" fo:font-weight="normal" officeooo:rsid="001c02fa" officeooo:paragraph-rsid="001caba8" style:font-size-asian="12pt" style:font-weight-asian="normal" style:font-size-complex="12pt" style:font-weight-complex="normal"/>
    </style:style>
    <style:style style:name="P30" style:family="paragraph" style:parent-style-name="Preformatted_20_Text" style:list-style-name="L3">
      <loext:graphic-properties draw:fill="none"/>
      <style:paragraph-properties fo:text-align="start" style:justify-single-word="false" fo:background-color="transparent"/>
      <style:text-properties style:font-name="Liberation Serif1" fo:font-size="12pt" style:text-underline-style="none" fo:font-weight="normal" officeooo:rsid="001c02fa" officeooo:paragraph-rsid="001f99ca" style:font-size-asian="12pt" style:font-weight-asian="normal" style:font-size-complex="12pt" style:font-weight-complex="normal"/>
    </style:style>
    <style:style style:name="P31" style:family="paragraph" style:parent-style-name="Preformatted_20_Text" style:list-style-name="L3">
      <loext:graphic-properties draw:fill="none"/>
      <style:paragraph-properties fo:text-align="start" style:justify-single-word="false" fo:background-color="transparent"/>
      <style:text-properties style:font-name="Liberation Serif1" fo:font-size="12pt" style:text-underline-style="none" fo:font-weight="normal" officeooo:rsid="0025abd9" officeooo:paragraph-rsid="0025abd9" style:font-size-asian="12pt" style:font-weight-asian="normal" style:font-size-complex="12pt" style:font-weight-complex="normal"/>
    </style:style>
    <style:style style:name="P32" style:family="paragraph" style:parent-style-name="Preformatted_20_Text" style:list-style-name="L3">
      <loext:graphic-properties draw:fill="none"/>
      <style:paragraph-properties fo:text-align="start" style:justify-single-word="false" fo:background-color="transparent"/>
      <style:text-properties style:font-name="Liberation Serif1" fo:font-size="12pt" style:text-underline-style="none" fo:font-weight="normal" officeooo:rsid="001fa2d5" officeooo:paragraph-rsid="001fa2d5" style:font-size-asian="12pt" style:font-weight-asian="normal" style:font-size-complex="12pt" style:font-weight-complex="normal"/>
    </style:style>
    <style:style style:name="P33" style:family="paragraph" style:parent-style-name="Preformatted_20_Text" style:list-style-name="L2">
      <loext:graphic-properties draw:fill="none"/>
      <style:paragraph-properties fo:text-align="start" style:justify-single-word="false" fo:background-color="transparent"/>
      <style:text-properties style:font-name="Liberation Serif1" fo:font-size="12pt" fo:font-style="normal" style:text-underline-style="none" fo:font-weight="normal" officeooo:rsid="001d4116" officeooo:paragraph-rsid="001d411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 style:list-style-name="L2">
      <loext:graphic-properties draw:fill="none"/>
      <style:paragraph-properties fo:text-align="start" style:justify-single-word="false" fo:background-color="transparent"/>
      <style:text-properties style:font-name="Liberation Serif1" fo:font-size="10pt" style:text-underline-style="none" fo:font-weight="normal" officeooo:rsid="001d4116" officeooo:paragraph-rsid="001d4116" style:font-size-asian="10pt" style:font-weight-asian="normal" style:font-size-complex="10pt" style:font-weight-complex="normal"/>
    </style:style>
    <style:style style:name="P35" style:family="paragraph" style:parent-style-name="Preformatted_20_Text" style:list-style-name="L2">
      <loext:graphic-properties draw:fill="none"/>
      <style:paragraph-properties fo:text-align="start" style:justify-single-word="false" fo:background-color="transparent"/>
      <style:text-properties fo:color="#000000" style:font-name="Liberation Serif1" fo:font-size="12pt" style:text-underline-style="none" fo:font-weight="bold" officeooo:rsid="001fdfb9" officeooo:paragraph-rsid="001d4116" style:font-size-asian="10.5pt" style:font-weight-asian="bold" style:font-size-complex="12pt" style:font-weight-complex="bold"/>
    </style:style>
    <style:style style:name="P36" style:family="paragraph" style:parent-style-name="Preformatted_20_Text" style:list-style-name="L2">
      <loext:graphic-properties draw:fill="none"/>
      <style:paragraph-properties fo:text-align="start" style:justify-single-word="false" fo:background-color="transparent"/>
      <style:text-properties fo:color="#000000" style:font-name="Liberation Serif1" fo:font-size="10pt" style:text-underline-style="none" fo:font-weight="bold" officeooo:rsid="001d4116" officeooo:paragraph-rsid="002011dd" style:font-size-asian="10pt" style:font-weight-asian="bold" style:font-size-complex="1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c02fa" style:font-weight-asian="normal" style:font-weight-complex="normal"/>
    </style:style>
    <style:style style:name="T3" style:family="text">
      <style:text-properties style:text-underline-style="none" fo:font-weight="bold" officeooo:rsid="001c02fa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Liberation Serif1" fo:font-size="10pt" style:text-underline-style="none" fo:font-weight="bold" officeooo:rsid="001fdfb9" style:font-size-asian="10pt" style:font-weight-asian="bold" style:font-size-complex="10pt" style:font-weight-complex="bold"/>
    </style:style>
    <style:style style:name="T6" style:family="text">
      <style:text-properties fo:color="#000000" style:font-name="Liberation Serif1" fo:font-size="10pt" fo:font-weight="bold" officeooo:rsid="001fdfb9" style:font-size-asian="10pt" style:font-weight-asian="bold" style:font-size-complex="10pt" style:font-weight-complex="bold"/>
    </style:style>
    <style:style style:name="T7" style:family="text">
      <style:text-properties fo:color="#000000" style:font-name="Liberation Serif1" fo:font-weight="bold" officeooo:rsid="001fdfb9" style:font-weight-asian="bold" style:font-weight-complex="bold"/>
    </style:style>
    <style:style style:name="T8" style:family="text">
      <style:text-properties fo:color="#000000" style:font-name="Liberation Serif1" officeooo:rsid="001fdfb9"/>
    </style:style>
    <style:style style:name="T9" style:family="text">
      <style:text-properties fo:color="#000000" style:font-name="Liberation Serif1" fo:font-size="11pt" style:text-underline-style="none" fo:font-weight="bold" officeooo:rsid="001fdfb9" style:font-size-asian="11pt" style:font-weight-asian="bold" style:font-size-complex="11pt" style:font-weight-complex="bold"/>
    </style:style>
    <style:style style:name="T10" style:family="text">
      <style:text-properties fo:color="#000000" style:font-name="Liberation Serif1" fo:font-size="11pt" fo:font-weight="bold" officeooo:rsid="001fdfb9" style:font-size-asian="11pt" style:font-weight-asian="bold" style:font-size-complex="11pt" style:font-weight-complex="bold"/>
    </style:style>
    <style:style style:name="T11" style:family="text">
      <style:text-properties fo:color="#000000" style:font-name="Liberation Serif1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000000" style:font-name="Liberation Serif1" fo:font-size="11pt" fo:font-style="italic" style:text-underline-style="none" fo:font-weight="normal" officeooo:rsid="001c02fa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color="#000000" style:font-name="Liberation Serif1" fo:font-size="11pt" style:font-size-asian="11pt" style:font-size-complex="11pt"/>
    </style:style>
    <style:style style:name="T14" style:family="text">
      <style:text-properties fo:color="#000000" style:font-name="Liberation Serif1" fo:font-size="11pt" officeooo:rsid="001fdfb9" style:font-size-asian="11pt" style:font-size-complex="11pt"/>
    </style:style>
    <style:style style:name="T15" style:family="text">
      <style:text-properties fo:color="#000000" style:font-name="Liberation Serif1" fo:font-size="11pt" fo:font-style="normal" style:text-underline-style="none" fo:font-weight="bold" officeooo:rsid="001fdfb9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color="#000000" style:font-name="Liberation Serif1" fo:font-size="11pt" fo:font-style="normal" style:text-underline-style="none" fo:font-weight="bold" officeooo:rsid="0025abd9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00" style:font-name="Liberation Serif1" fo:font-size="12pt" style:text-underline-style="none" style:font-size-asian="12pt" style:font-size-complex="12pt"/>
    </style:style>
    <style:style style:name="T18" style:family="text">
      <style:text-properties fo:color="#000000" fo:font-size="10pt" fo:font-weight="bold" officeooo:rsid="001fdfb9" style:font-size-asian="10pt" style:font-weight-asian="bold" style:font-size-complex="10pt" style:font-weight-complex="bold"/>
    </style:style>
    <style:style style:name="T19" style:family="text">
      <style:text-properties fo:color="#000000" style:font-name="Symbol" fo:font-style="normal" fo:font-weight="bold" officeooo:rsid="001f7ecf" style:font-style-asian="normal" style:font-weight-asian="bold" style:font-style-complex="normal" style:font-weight-complex="bold"/>
    </style:style>
    <style:style style:name="T20" style:family="text">
      <style:text-properties fo:color="#000000" style:font-name="Symbol" fo:font-style="normal" fo:font-weight="bold" officeooo:rsid="001f7ecf" style:font-style-asian="normal" style:font-weight-asian="bold" style:font-style-complex="normal" style:font-weight-complex="bold" style:text-overline-style="solid" style:text-overline-width="auto" style:text-overline-color="font-color"/>
    </style:style>
    <style:style style:name="T21" style:family="text">
      <style:text-properties fo:color="#000000" style:font-name="Symbol" fo:font-size="12pt" fo:font-style="normal" style:text-underline-style="none" fo:font-weight="bold" officeooo:rsid="001f7ecf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font-name="Symbol" fo:font-size="12pt" fo:font-style="normal" style:text-underline-style="none" fo:font-weight="bold" officeooo:rsid="001f7ecf" style:font-size-asian="12pt" style:font-style-asian="normal" style:font-weight-asian="bold" style:font-size-complex="12pt" style:font-style-complex="normal" style:font-weight-complex="bold" style:text-overline-style="solid" style:text-overline-width="auto" style:text-overline-color="font-color"/>
    </style:style>
    <style:style style:name="T23" style:family="text">
      <style:text-properties fo:color="#000000" style:text-position="sub 58%" style:font-name="Symbol" fo:font-style="normal" fo:font-weight="bold" officeooo:rsid="001f7ecf" style:font-style-asian="normal" style:font-weight-asian="bold" style:font-style-complex="normal" style:font-weight-complex="bold"/>
    </style:style>
    <style:style style:name="T24" style:family="text">
      <style:text-properties fo:color="#000000" style:text-position="sub 58%" style:font-name="Symbol" fo:font-style="normal" fo:font-weight="bold" officeooo:rsid="001f7ecf" style:font-style-asian="normal" style:font-weight-asian="bold" style:font-style-complex="normal" style:font-weight-complex="bold" style:text-overline-style="none" style:text-overline-color="font-color"/>
    </style:style>
    <style:style style:name="T25" style:family="text">
      <style:text-properties fo:color="#000000" style:text-position="sub 58%" style:font-name="Symbol" fo:font-size="12pt" fo:font-style="normal" style:text-underline-style="none" fo:font-weight="bold" officeooo:rsid="001f7ecf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color="#000000" style:text-position="sub 58%" style:font-name="Symbol" fo:font-size="12pt" fo:font-style="normal" style:text-underline-style="none" fo:font-weight="bold" officeooo:rsid="001f7e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7" style:family="text">
      <style:text-properties fo:color="#000000" style:text-position="super 58%" fo:font-style="normal" fo:font-weight="bold" officeooo:rsid="001f7ecf" style:font-style-asian="normal" style:font-weight-asian="bold" style:font-style-complex="normal" style:font-weight-complex="bold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color="#000000" fo:font-weight="bold" officeooo:rsid="00224dc2" style:font-weight-asian="bold" style:font-weight-complex="bold"/>
    </style:style>
    <style:style style:name="T30" style:family="text">
      <style:text-properties fo:color="#000000" fo:font-weight="bold" officeooo:rsid="001fdfb9" style:font-weight-asian="bold" style:font-weight-complex="bold"/>
    </style:style>
    <style:style style:name="T31" style:family="text">
      <style:text-properties fo:color="#000000" fo:font-weight="bold" officeooo:rsid="001d4116" style:font-weight-asian="bold" style:font-weight-complex="bold"/>
    </style:style>
    <style:style style:name="T32" style:family="text">
      <style:text-properties fo:color="#000000" fo:font-weight="bold" officeooo:rsid="0025bed1" style:font-weight-asian="bold" style:font-weight-complex="bold"/>
    </style:style>
    <style:style style:name="T33" style:family="text">
      <style:text-properties fo:color="#000000" fo:font-style="normal" fo:font-weight="bold" officeooo:rsid="001b516d" style:font-style-asian="normal" style:font-weight-asian="bold" style:font-style-complex="normal" style:font-weight-complex="bold"/>
    </style:style>
    <style:style style:name="T34" style:family="text">
      <style:text-properties fo:color="#000000" fo:font-style="normal" fo:font-weight="bold" officeooo:rsid="001f7ecf" style:font-style-asian="normal" style:font-weight-asian="bold" style:font-style-complex="normal" style:font-weight-complex="bold"/>
    </style:style>
    <style:style style:name="T35" style:family="text">
      <style:text-properties fo:color="#000000" officeooo:rsid="001caba8"/>
    </style:style>
    <style:style style:name="T36" style:family="text">
      <style:text-properties fo:color="#000000" officeooo:rsid="001cc3e4"/>
    </style:style>
    <style:style style:name="T37" style:family="text">
      <style:text-properties fo:color="#000000" officeooo:rsid="00224dc2"/>
    </style:style>
    <style:style style:name="T38" style:family="text">
      <style:text-properties fo:color="#000000" officeooo:rsid="00217946"/>
    </style:style>
    <style:style style:name="T39" style:family="text">
      <style:text-properties fo:color="#000000" officeooo:rsid="001d4116"/>
    </style:style>
    <style:style style:name="T40" style:family="text">
      <style:text-properties fo:color="#000000" fo:font-size="11pt" style:font-size-asian="11pt" style:font-size-complex="11pt"/>
    </style:style>
    <style:style style:name="T41" style:family="text">
      <style:text-properties fo:color="#000000" fo:font-size="11pt" officeooo:rsid="001b516d" style:font-size-asian="11pt" style:font-size-complex="11pt"/>
    </style:style>
    <style:style style:name="T42" style:family="text">
      <style:text-properties fo:color="#000000" fo:font-size="11pt" officeooo:rsid="001caba8" style:font-size-asian="11pt" style:font-size-complex="11pt"/>
    </style:style>
    <style:style style:name="T43" style:family="text">
      <style:text-properties fo:color="#000000" fo:font-size="11pt" officeooo:rsid="001fdfb9" style:font-size-asian="11pt" style:font-size-complex="11pt"/>
    </style:style>
    <style:style style:name="T44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45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46" style:family="text">
      <style:text-properties fo:color="#000000" fo:font-size="11pt" fo:font-style="italic" officeooo:rsid="001c02fa" style:font-size-asian="11pt" style:font-style-asian="italic" style:font-size-complex="11pt" style:font-style-complex="italic"/>
    </style:style>
    <style:style style:name="T47" style:family="text">
      <style:text-properties fo:color="#000000" fo:font-size="11pt" fo:font-weight="bold" officeooo:rsid="001fdfb9" style:font-size-asian="11pt" style:font-weight-asian="bold" style:font-size-complex="11pt" style:font-weight-complex="bold"/>
    </style:style>
    <style:style style:name="T48" style:family="text">
      <style:text-properties fo:color="#000000" officeooo:rsid="00233c8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17946" style:font-weight-asian="bold" style:font-weight-complex="bold"/>
    </style:style>
    <style:style style:name="T51" style:family="text">
      <style:text-properties officeooo:rsid="001fdfb9"/>
    </style:style>
    <style:style style:name="T52" style:family="text">
      <style:text-properties officeooo:rsid="001f99ca"/>
    </style:style>
    <style:style style:name="T53" style:family="text">
      <style:text-properties fo:font-size="11pt" style:font-size-asian="11pt" style:font-size-complex="11pt"/>
    </style:style>
    <style:style style:name="T54" style:family="text">
      <style:text-properties fo:font-size="11pt" officeooo:rsid="001fdfb9" style:font-size-asian="11pt" style:font-size-complex="11pt"/>
    </style:style>
    <style:style style:name="T55" style:family="text">
      <style:text-properties fo:font-size="11pt" officeooo:rsid="0025abd9" style:font-size-asian="11pt" style:font-size-complex="11pt"/>
    </style:style>
    <style:style style:name="T56" style:family="text">
      <style:text-properties fo:font-size="11pt" fo:font-style="italic" style:text-underline-style="none" fo:font-weight="normal" officeooo:rsid="001c02fa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fo:font-size="11pt" fo:font-style="italic" style:text-underline-style="none" fo:font-weight="normal" officeooo:rsid="001f99ca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fo:font-size="11pt" fo:font-style="italic" style:text-underline-style="none" fo:font-weight="normal" officeooo:rsid="00295321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fo:font-size="11pt" fo:font-style="italic" style:font-size-asian="11pt" style:font-style-asian="italic" style:font-size-complex="11pt" style:font-style-complex="italic"/>
    </style:style>
    <style:style style:name="T60" style:family="text">
      <style:text-properties fo:font-size="11pt" style:text-underline-style="none" fo:font-weight="normal" officeooo:rsid="001c02fa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1fdfb9" style:font-size-asian="11pt" style:font-weight-asian="normal" style:font-size-complex="11pt" style:font-weight-complex="normal"/>
    </style:style>
    <style:style style:name="T62" style:family="text">
      <style:text-properties fo:font-size="11pt" fo:font-style="normal" style:text-underline-style="none" fo:font-weight="normal" officeooo:rsid="001f99ca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style:text-underline-style="none" fo:font-weight="normal" officeooo:rsid="0025abd9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style:text-underline-style="none" fo:font-weight="normal" officeooo:rsid="001c02fa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style:text-underline-style="none" fo:font-weight="normal" officeooo:rsid="00295321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style:text-underline-style="none" fo:font-weight="bold" officeooo:rsid="001c02fa" style:font-size-asian="12pt" style:font-weight-asian="bold" style:font-size-complex="12pt" style:font-weight-complex="bold"/>
    </style:style>
    <style:style style:name="T68" style:family="text">
      <style:text-properties fo:font-size="12pt" style:text-underline-style="none" fo:font-weight="bold" officeooo:rsid="0025abd9" style:font-size-asian="12pt" style:font-weight-asian="bold" style:font-size-complex="12pt" style:font-weight-complex="bold"/>
    </style:style>
    <style:style style:name="T69" style:family="text">
      <style:text-properties style:font-name="Liberation Serif1" fo:font-size="12pt" style:text-underline-style="none" fo:font-weight="bold" officeooo:rsid="001e1bbc" style:font-size-asian="12pt" style:font-weight-asian="bold" style:font-size-complex="12pt" style:font-weight-complex="bold"/>
    </style:style>
    <style:style style:name="T70" style:family="text">
      <style:text-properties officeooo:rsid="00298f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0">Appendix 01: Biographical Sketch</text:span> – <text:span text:style-name="T70">Senior Investigators</text:span><text:line-break/>Jonathan Asaadi</text:p>
      <text:p text:style-name="P5">Education <text:span text:style-name="T52">and Training</text:span></text:p>
      <text:p text:style-name="P8">Institution<text:span text:style-name="T1"><text:tab/><text:tab/><text:tab/><text:tab/></text:span>Location<text:span text:style-name="T1"><text:tab/><text:tab/><text:tab/></text:span>Major<text:span text:style-name="T1"><text:tab/><text:tab/></text:span>Degree &amp; Year</text:p>
      <text:p text:style-name="P4">Undergraduate Institution<text:tab/><text:tab/>University of Iowa<text:tab/><text:tab/>Physics<text:tab/>B.S. 2004</text:p>
      <text:p text:style-name="P4">Graduate Institution<text:tab/><text:tab/><text:tab/>Texas A&amp;M University<text:tab/>Physics<text:tab/>M.S. 2007</text:p>
      <text:p text:style-name="P7"><text:span text:style-name="T66">Graduate Institution<text:tab/><text:tab/><text:tab/>Texas A&amp;M University<text:tab/>Physics<text:tab/>PhD.</text:span> 2012</text:p>
      <text:p text:style-name="P7"/>
      <text:p text:style-name="P6">Research and Professional Experience </text:p>
      <text:p text:style-name="P1">Assistant Professor<text:tab/><text:tab/><text:tab/>University of Texas Arlington<text:tab/><text:tab/>2015 – Present</text:p>
      <text:p text:style-name="P1">Postdoctoral Researcher<text:tab/><text:tab/>Syracuse University<text:tab/><text:tab/><text:tab/><text:tab/>2012 – 2015</text:p>
      <text:p text:style-name="P2"/>
      <text:p text:style-name="P9"/>
      <text:p text:style-name="P10">Relevant Publications</text:p>
      <text:list xml:id="list1212383908" text:style-name="L1">
        <text:list-item>
          <text:p text:style-name="P22"><text:span text:style-name="T68">First measurement of the cross section for </text:span><text:span text:style-name="T21">n</text:span><text:span text:style-name="T25">m</text:span><text:span text:style-name="T68"> and </text:span><text:span text:style-name="T22">n</text:span><text:span text:style-name="T26">m</text:span><text:span text:style-name="T68"> induced single charged pion production on argon using ArgoNeuT</text:span><text:span text:style-name="T67"><text:line-break/></text:span><text:span text:style-name="T12">ArgoNeuT Collaboration: R. Acciarri et al</text:span><text:span text:style-name="T57"><text:line-break/></text:span><text:span text:style-name="T65">Phys. Rev. D 98, 052002 (2018)</text:span><text:span text:style-name="T64"> </text:span><text:span text:style-name="T62">, arXiv: 1804.</text:span><text:span text:style-name="T63">10294</text:span><text:span text:style-name="T62"> </text:span><text:span text:style-name="T15">(</text:span><text:span text:style-name="T16">Reviewer</text:span><text:span text:style-name="T15"> and </text:span><text:span text:style-name="T16">Collaborator</text:span><text:span text:style-name="T15">)<text:line-break/></text:span></text:p>
        </text:list-item>
        <text:list-item>
          <text:p text:style-name="P23"><text:span text:style-name="T67">Tetraphenyl Butadiene Emanation and Bulk Fluorescence from Wavelength Shifting Coatings in Liquid Argon<text:line-break/></text:span><text:span text:style-name="T56">J. Asaadi, </text:span><text:span text:style-name="T57">B. J. P. Jones, A. Tripathi, I. Parmaksiz, H. Sullivan, Z. G. R. Williams<text:line-break/></text:span><text:span text:style-name="T62">Submitted to JINST, arXiv: 1804.00011 </text:span><text:span text:style-name="T15">(Primary author and primary analyzer)<text:line-break/></text:span></text:p>
        </text:list-item>
      </text:list>
      <text:list xml:id="list4239349164" text:style-name="L2">
        <text:list-item>
          <text:p text:style-name="P24"><text:span text:style-name="T3">First Demonstration of a Pixelated Charge Readout for Single-Phase Liquid Argon Time Projection Chambers</text:span><text:span text:style-name="T2"><text:line-break/></text:span><text:span text:style-name="T56">J. Asaadi, M. Auger, A. Ereditato, D. Goeldi, R. Haenni, U. Kose, I Kreslo, D. Lorca, M. Luethi, C. Rudolf Von Rohr, J. R. Sinclair, F. Stocker, C. Tognina, M. Weber</text:span><text:span text:style-name="T60"><text:line-break/></text:span><text:span text:style-name="T40">Submitted to </text:span><text:span text:style-name="T44">JINST</text:span><text:span text:style-name="T40">, </text:span><text:span text:style-name="T44">arXiv</text:span><text:span text:style-name="T40">:1801.08884 </text:span><text:span text:style-name="T9">(Contributing author and analyzer)</text:span><text:span text:style-name="T5"><text:line-break/></text:span></text:p>
        </text:list-item>
        <text:list-item>
          <text:p text:style-name="P25"><text:span text:style-name="T49">A New Light Higgs Boson and Short-Baseline Neutrino Anomalies</text:span><text:line-break/><text:span text:style-name="T59">J. Asaadi, E. Church, R. Guenette, B. J. P. Jones, A. M. Szelc</text:span><text:span text:style-name="T53"><text:line-break/></text:span><text:span text:style-name="T55">Phys. Rev. D 97, 075021 (2018)</text:span><text:span text:style-name="T53">, arXiv:1712.08019 </text:span><text:span text:style-name="T10">(Contributing author and analyzer)</text:span><text:span text:style-name="T6"><text:line-break/></text:span></text:p>
        </text:list-item>
        <text:list-item>
          <text:p text:style-name="P26"><text:span text:style-name="T7">Design and construction of the MicroBooNE Detector</text:span><text:span text:style-name="T8"><text:line-break/></text:span><text:span text:style-name="T11">MicroBooNE Collaboration: R. Acciarri, et. al</text:span><text:span text:style-name="T13"><text:line-break/>JINST 12 P02017 (2017) arXiv:1612.05824 </text:span><text:span text:style-name="T10">(Contributing author and analyzer)</text:span><text:span text:style-name="T6"><text:line-break/></text:span></text:p>
        </text:list-item>
        <text:list-item>
          <text:p text:style-name="P26"><text:span text:style-name="T7">First Observation of Low Energy Electron Neutrinos in Liquid Argon TPC Detectors</text:span><text:span text:style-name="T8"><text:line-break/></text:span><text:span text:style-name="T11">ArgoNeuT Collaboration: R. Acciarri et al</text:span></text:p>
          <text:p text:style-name="P27"><text:span text:style-name="T14">Phys. Rev. D 95, 072005 (2017), arXiv: 1610.04102 </text:span><text:span text:style-name="T10">(Reviewer and collaborator)</text:span><text:span text:style-name="T7"><text:line-break/></text:span></text:p>
        </text:list-item>
        <text:list-item>
          <text:p text:style-name="P26"><text:span text:style-name="T7">Construction and Assembly of the Wire Planes for the MicroBooNE Time Projection Chamber</text:span><text:span text:style-name="T8"><text:line-break/></text:span><text:span text:style-name="T11">R. Acciarri, C. Adams, J. Asaadi, J. Danaher, B.T. Fleming, R. Gardner, S. Gollapinni, R. Grosso, R. Guenette, B.R. Littlejohn, S. Lockwitz, J.L. Raaf, M. Soderberg, J. St. John, T. Strauss, A.M. Szelc, B. Yu</text:span><text:span text:style-name="T13"><text:line-break/>JINST 12 T03003 (2017), arXiv:1609.06169 </text:span><text:span text:style-name="T10">(Contributing author and analyzer)</text:span><text:span text:style-name="T6"><text:line-break/></text:span></text:p>
        </text:list-item>
        <text:list-item>
          <text:p text:style-name="P28"><text:span text:style-name="T33">Measurement of </text:span><text:span text:style-name="T19">n</text:span><text:span text:style-name="T23">m</text:span><text:span text:style-name="T33"> and </text:span><text:span text:style-name="T20">n</text:span><text:span text:style-name="T24">m</text:span><text:span text:style-name="T33"> Neutral Current </text:span><text:span text:style-name="T19">p</text:span><text:span text:style-name="T27">0</text:span><text:span text:style-name="T33"> →</text:span><text:span text:style-name="T34"> </text:span><text:span text:style-name="T19">gg</text:span><text:span text:style-name="T33"> Production in the ArgoNeuT Detector<text:line-break/></text:span><text:span text:style-name="T45">ArgoNeuT Collaboration: R. Acciarri et al</text:span><text:span text:style-name="T41"><text:line-break/></text:span><text:span text:style-name="T42">Phys. Rev. D 96, 012006 (2017), arXiv:1511.00941 </text:span><text:span text:style-name="T47">(Primary author and primary analyzer)</text:span><text:span text:style-name="T18"><text:line-break/><text:line-break/></text:span></text:p>
        </text:list-item>
        <text:list-item>
          <text:p text:style-name="P35"><text:soft-page-break/>Testing of High Voltage Surge Protection Devices for Use in Liquid Argon TPC Detectors</text:p>
          <text:p text:style-name="P34"><text:span text:style-name="T45">J. Asaadi, J.M. Conrad, S. Gollapinni, B.J.P. Jones, H. Jostlein, J.M. St. John, T. Strauss, S. Wolbers, J. Zennamo</text:span><text:span text:style-name="T47"><text:line-break/></text:span><text:span text:style-name="T43">JINST 9 P09002 (2014), arXiv:1406.5216 </text:span><text:span text:style-name="T47">(Primary author and primary analyzer)</text:span><text:span text:style-name="T30"><text:line-break/></text:span></text:p>
        </text:list-item>
        <text:list-item>
          <text:p text:style-name="P33"><text:span text:style-name="T30">The detection of back-to-back proton pairs in Charged-Current neutrino interactions with the ArgoNeuT detector in the NuMI low energy beam<text:line-break/></text:span><text:span text:style-name="T46">ArgoNeuT Collaboration: R. Acciarri et al</text:span></text:p>
          <text:p text:style-name="P36"><text:span text:style-name="T61">Phys. Rev. D 90, 012008 (2014), arXiv:1405.4261 </text:span><text:span text:style-name="T54">(Reviewer and collaborator)</text:span><text:span text:style-name="T51"><text:line-break/></text:span></text:p>
        </text:list-item>
      </text:list>
      <text:p text:style-name="P19"/>
      <text:p text:style-name="P20">Synergistic Activities</text:p>
      <text:list xml:id="list3998073035" text:style-name="L3">
        <text:list-item>
          <text:p text:style-name="P31"><text:span text:style-name="T28">Deputy </text:span><text:span text:style-name="T32">co-convener of ICARUS</text:span><text:span text:style-name="T28"> TPC Electronics </text:span></text:p>
        </text:list-item>
        <text:list-item>
          <text:p text:style-name="P32"><text:span text:style-name="T29">C</text:span><text:span text:style-name="T28">ENF-ND Experimental Cross-Section Working Group Convener<text:line-break/></text:span><text:span text:style-name="T4">(in collaboration with Dr. Sara Bolognesi, 2018 - Present) </text:span></text:p>
        </text:list-item>
        <text:list-item>
          <text:p text:style-name="P29"><text:span text:style-name="T29">Co-Spokesperson for the LArIAT Experiment <text:line-break/></text:span><text:span text:style-name="T35">(</text:span><text:span text:style-name="T36">in collaboration with </text:span><text:span text:style-name="T37">Dr. Jen Raaf</text:span><text:span text:style-name="T36">, 201</text:span><text:span text:style-name="T37">6</text:span><text:span text:style-name="T36">-</text:span><text:span text:style-name="T37">Present</text:span><text:span text:style-name="T35">)</text:span></text:p>
        </text:list-item>
        <text:list-item>
          <text:p text:style-name="P30"><text:span text:style-name="T29">Fermilab Detector R&amp;D Advisory Board Member </text:span><text:span text:style-name="T35">(</text:span><text:span text:style-name="T37">November</text:span><text:span text:style-name="T38"> 2016 – </text:span><text:span text:style-name="T37">Present</text:span><text:span text:style-name="T35">)</text:span></text:p>
        </text:list-item>
        <text:list-item>
          <text:p text:style-name="P30"><text:span text:style-name="T31">MicroBooNE TPC Subsystem Lead </text:span><text:span text:style-name="T39">(October 2015 – Present)</text:span></text:p>
        </text:list-item>
      </text:list>
      <text:p text:style-name="P18"/>
      <text:p text:style-name="P21"><text:span text:style-name="T69">Collaborators and Co-Editors:<text:line-break/></text:span><text:span text:style-name="T17">Adam Aurisano<text:tab/>University of Cincinnati<text:tab/><text:tab/><text:tab/>Collaborator</text:span></text:p>
      <text:p text:style-name="P17">Bruce Baller<text:tab/><text:tab/>Fermilab<text:tab/><text:tab/><text:tab/><text:tab/><text:tab/>Collaborator</text:p>
      <text:p text:style-name="P12">Tim Bolton<text:tab/><text:tab/>Kansas State University <text:s/><text:tab/><text:tab/><text:tab/>Collaborator</text:p>
      <text:p text:style-name="P12">Carl Bromberg <text:tab/>Michigan State University<text:tab/><text:tab/><text:tab/>Collaborator</text:p>
      <text:p text:style-name="P12">Flavio Cavanna<text:tab/>Fermilab<text:tab/><text:tab/><text:tab/><text:tab/><text:tab/>Collaborator</text:p>
      <text:p text:style-name="P12">Eric Church<text:tab/><text:tab/>Pacific Northwest National Laboratory<text:tab/>Collaborator</text:p>
      <text:p text:style-name="P12">Janet Conrad <text:tab/><text:tab/>Massachusetts Institute of Technology<text:tab/>Collaborator</text:p>
      <text:p text:style-name="P13"><text:span text:style-name="T4">Bhaskar Dutta<text:tab/><text:tab/>Texas A</text:span><text:span text:style-name="T38">&amp;</text:span><text:span text:style-name="T4">M<text:tab/><text:tab/><text:tab/><text:tab/><text:tab/>Graduate Advisor</text:span></text:p>
      <text:p text:style-name="P12">Antonio Ereditato<text:tab/>Bern University<text:tab/><text:tab/><text:tab/><text:tab/>Collaborator</text:p>
      <text:p text:style-name="P12">Bonnie Fleming<text:tab/>Yale University<text:tab/><text:tab/><text:tab/><text:tab/>Collaborator</text:p>
      <text:p text:style-name="P13"><text:span text:style-name="T4">Teruki Kamon<text:tab/><text:tab/>Texas A</text:span><text:span text:style-name="T38">&amp;</text:span><text:span text:style-name="T4">M University<text:tab/><text:tab/><text:tab/>Graduate Advisor</text:span></text:p>
      <text:p text:style-name="P11">Igro Kreslo<text:tab/><text:tab/>Bern University<text:tab/><text:tab/><text:tab/><text:tab/>Collaborator</text:p>
      <text:p text:style-name="P12">Ornella Palamara<text:tab/>Fermilab<text:tab/><text:tab/><text:tab/><text:tab/><text:tab/>Collaborator </text:p>
      <text:p text:style-name="P12">Jennifer Raaf<text:tab/><text:tab/>Fermilab<text:tab/><text:tab/><text:tab/><text:tab/><text:tab/>Collaborator</text:p>
      <text:p text:style-name="P12">Brian Rebel<text:tab/><text:tab/>Fermilab<text:tab/><text:tab/><text:tab/><text:tab/><text:tab/>Collaborator</text:p>
      <text:p text:style-name="P12">Mitch Soderberg<text:tab/>Syracuse University<text:tab/><text:tab/><text:tab/><text:tab/>Post-doctoral Advisor</text:p>
      <text:p text:style-name="P12">Josh Spitz<text:tab/><text:tab/>University of Michigan<text:tab/><text:tab/><text:tab/>Collaborator</text:p>
      <text:p text:style-name="P12">Andrzej Szlec <text:tab/><text:tab/>Manchester University<text:tab/><text:tab/><text:tab/>Collaborator</text:p>
      <text:p text:style-name="P13"><text:span text:style-name="T4">David Toback<text:tab/><text:tab/>Texas A</text:span><text:span text:style-name="T38">&amp;</text:span><text:span text:style-name="T4">M University<text:tab/><text:tab/><text:tab/>Graduate Advisor (Chair)</text:span></text:p>
      <text:p text:style-name="P12">Michele Weber<text:tab/>Bern University<text:tab/><text:tab/><text:tab/><text:tab/>Collaborator</text:p>
      <text:p text:style-name="P12">Tingjun Yang<text:tab/><text:tab/>Fermilab<text:tab/><text:tab/><text:tab/><text:tab/><text:tab/>Collaborator</text:p>
      <text:p text:style-name="P12">Geralyn Zeller<text:tab/><text:tab/>Fermilab<text:tab/><text:tab/><text:tab/><text:tab/><text:tab/>Collaborator</text:p>
      <text:p text:style-name="P16"/>
      <text:p text:style-name="P16"/>
      <text:p text:style-name="P16">Graduate Advisors and Postdoctoral Sponsors</text:p>
      <text:p text:style-name="P15">Prof. David Toback (Texas A&amp;M)</text:p>
      <text:p text:style-name="P15">Prof. Mitch Soderberg (Syracuse University)<text:line-break/><text:line-break/><text:span text:style-name="T50">Graduate Students</text:span><text:span text:style-name="T49"> and Post</text:span><text:span text:style-name="T50">doctoral Associates</text:span></text:p>
      <text:p text:style-name="P14">Andrea Falcone<text:tab/>University of Texas Arlington<text:tab/><text:tab/>Post-doctoral Researcher</text:p>
      <text:p text:style-name="P14">Zach Williams<text:tab/><text:tab/>University of Texas Arlington<text:tab/><text:tab/>Graduate Student</text:p>
      <text:p text:style-name="P14"><text:span text:style-name="T48">Hunter Sullivan</text:span><text:span text:style-name="T39"><text:tab/>University of Texas Arlington<text:tab/><text:tab/>Graduate Stud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58:31.694599733</meta:creation-date>
    <dc:date>2018-09-13T10:29:44.457745474</dc:date>
    <meta:editing-duration>PT46M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677" meta:character-count="4936" meta:non-whitespace-character-count="4209"/>
  </office:meta>
</office:document-meta>
</file>